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1.78mm" style:rel-column-width="8397*"/>
    </style:style>
    <style:style style:name="Table1.B" style:family="table-column">
      <style:table-column-properties style:column-width="125.61mm" style:rel-column-width="48420*"/>
    </style:style>
    <style:style style:name="Table1.C" style:family="table-column">
      <style:table-column-properties style:column-width="22.61mm" style:rel-column-width="8718*"/>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P1" style:family="paragraph" style:parent-style-name="Table_20_Contents">
      <style:text-properties style:font-name="Times New Roman1"/>
    </style:style>
    <style:style style:name="P2" style:family="paragraph" style:parent-style-name="Text_20_body">
      <style:paragraph-properties fo:text-align="center" style:justify-single-word="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70mm" style:type="right" style:leader-style="dotted" style:leader-text="."/>
        </style:tab-stops>
      </style:paragraph-properties>
    </style:style>
    <style:style style:name="P5" style:family="paragraph" style:parent-style-name="Contents_20_2">
      <style:paragraph-properties>
        <style:tab-stops>
          <style:tab-stop style:position="165.01mm" style:type="right" style:leader-style="dotted" style:leader-text="."/>
        </style:tab-stops>
      </style:paragraph-properties>
    </style:style>
    <style:style style:name="P6" style:family="paragraph" style:parent-style-name="Contents_20_3">
      <style:paragraph-properties>
        <style:tab-stops>
          <style:tab-stop style:position="160.02m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Heading_20_1">
      <style:paragraph-properties fo:break-before="page"/>
    </style:style>
    <style:style style:name="T1" style:family="text">
      <style:text-properties style:font-name="Courier New1" fo:font-size="10pt"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weight-asian="normal" style:font-weight-complex="normal"/>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ynamic Extensions for Alfresco</text:p>
      <text:p text:style-name="Subtitle">Reference manual</text:p>
      <text:p text:style-name="P2"><text:a xlink:type="simple" xlink:href="http://dynamic-extensions-for-alfresco.googlecode.com/"><text:span text:style-name="T1">http://dynamic-extensions-for-alfresco.googlecode.com</text:span></text:a></text:p>
      <text:p text:style-name="P2">Laurens Fridael (<text:a xlink:type="simple" xlink:href="mailto:laurens@runnable.nl">laurens@runnable.n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text:s/>1 About Dynamic Extensions<text:tab/>3</text:p>
          <text:p text:style-name="P5"><text:s/>1.1 Sales pitch<text:tab/>3</text:p>
          <text:p text:style-name="P5"><text:s/>1.2 OSGi<text:tab/>3</text:p>
          <text:p text:style-name="P5"><text:s/>1.3 Philosophy<text:tab/>3</text:p>
          <text:p text:style-name="P5"><text:s/>1.4 Milestone 3<text:tab/>4</text:p>
          <text:p text:style-name="P5"><text:s/>1.5 Prerequisites<text:tab/>4</text:p>
          <text:p text:style-name="P4"><text:s/>2 Installation<text:tab/>5</text:p>
          <text:p text:style-name="P5"><text:s/>2.1 Supported Alfresco versions<text:tab/>5</text:p>
          <text:p text:style-name="P5"><text:s/>2.2 Download Dynamic Extensions AMP<text:tab/>5</text:p>
          <text:p text:style-name="P5"><text:s/>2.3 Install Dynamic Extensions<text:tab/>5</text:p>
          <text:p text:style-name="P6"><text:s/>2.3.1 About the Module Management Tool<text:tab/>5</text:p>
          <text:p text:style-name="P6"><text:s/>2.3.2 Install Dynamic Extensions AMP<text:tab/>5</text:p>
          <text:p text:style-name="P4"><text:s/>3 Deploying Extension Bundles<text:tab/>6</text:p>
          <text:p text:style-name="P5"><text:s/>3.1 About OSGi bundles<text:tab/>6</text:p>
          <text:p text:style-name="P5"><text:s/>3.2 Bundle deployment directory<text:tab/>6</text:p>
          <text:p text:style-name="P5"><text:s/>3.3 Deploy the example bundle<text:tab/>6</text:p>
          <text:p text:style-name="P6"><text:s/>3.3.1 Undeploy the bundle<text:tab/>6</text:p>
          <text:p text:style-name="P4"><text:s/>4 Setting up a Maven project<text:tab/>7</text:p>
          <text:p text:style-name="P4"><text:s/>5 Configuring Bundles through Annotations<text:tab/>8</text:p>
          <text:p text:style-name="P5"><text:s/>5.1 Bundle application context<text:tab/>8</text:p>
          <text:p text:style-name="P5"><text:s/>5.2 Instantiating beans using @ManagedBean<text:tab/>8</text:p>
          <text:p text:style-name="P5"><text:s/>5.3 Injecting dependencies using @Inject<text:tab/>8</text:p>
          <text:p text:style-name="P6"><text:s/>5.3.1 Injecting low-level services<text:tab/>9</text:p>
          <text:p text:style-name="P6"><text:s/>5.3.2 Using Spring's @Autowired annotation<text:tab/>9</text:p>
          <text:p text:style-name="P5"><text:s/>5.4 Supporting multiple Alfresco versions<text:tab/>9</text:p>
          <text:p text:style-name="P6"><text:s/>5.4.1 Using @AlfrescoPlatform to control bean creation<text:tab/>9</text:p>
          <text:p text:style-name="P6"><text:s/>5.4.2 Using @Autowired<text:tab/>10</text:p>
          <text:p text:style-name="P5"><text:s/>5.5 Maven dependencies on annotations<text:tab/>10</text:p>
          <text:p text:style-name="P4"><text:s/>6 Custom Content Models<text:tab/>12</text:p>
          <text:p text:style-name="P5"><text:s/>6.1 Automatic registration<text:tab/>12</text:p>
          <text:p text:style-name="P5"><text:s/>6.2 Classpath folder<text:tab/>12</text:p>
          <text:p text:style-name="P4"><text:s/>7 Annotation-based Behaviours<text:tab/>13</text:p>
          <text:p text:style-name="P5"><text:s/>7.1 Simple example<text:tab/>13</text:p>
          <text:p text:style-name="P4"><text:s/>8 Annotation-based Web Scripts<text:tab/>14</text:p>
          <text:p text:style-name="P4"><text:s/>9 Annotation-based Actions<text:tab/>15</text:p>
          <text:p text:style-name="P4"><text:s/>10 Under the hood<text:tab/>16</text:p>
          <text:p text:style-name="P4"><text:s/>11 Project<text:tab/>17</text:p>
          <text:p text:style-name="P5"><text:s/>11.1 Google Code project<text:tab/>17</text:p>
          <text:p text:style-name="P5"><text:s/>11.2 Maven 3<text:tab/>17</text:p>
          <text:p text:style-name="P5"><text:s/>11.3 Building from the source<text:tab/>17</text:p>
        </text:index-body>
      </text:table-of-content>
      <text:p text:style-name="Standard"/>
      <text:h text:style-name="P10" text:outline-level="1">About Dynamic Extensions</text:h>
      <text:h text:style-name="Heading_20_2" text:outline-level="2">Sales pitch</text:h>
      <text:p text:style-name="Text_20_body">Dynamic Extensions enables rapid development of Java-based Alfresco repository extensions. Extensions can be deployed to a live Alfresco server and are made available right away.</text:p>
      <text:h text:style-name="Heading_20_2" text:outline-level="2">OSGi</text:h>
      <text:p text:style-name="Text_20_body">Dynamic Extensions augments Alfresco with an OSGi container, enabling live deployment of Java code and at the same time taking care of OSGi's overhead and error-prone, low-level details. <text:note text:id="ftn1" text:note-class="footnote"><text:note-citation>1</text:note-citation><text:note-body><text:p text:style-name="Footnote">To be honest: OSGi does not make Java development any easier. Quite the contrary, actually: OSGi can expose the poor Java developer to a whole new dimension of classpath hell.</text:p></text:note-body></text:note></text:p>
      <text:p text:style-name="Note">It is important to understand that Alfresco itself is not “OSGi-fied” in any way. Dynamic Extensions is completely isolated from Alfresco. Futhermore, the extensions themselves do not depend on OSGi at all.</text:p>
      <text:h text:style-name="Heading_20_2" text:outline-level="2">Philosophy</text:h>
      <text:p text:style-name="Text_20_body">Software development should be an enjoyable and productive experience. Maintaining Java code, XML configurations, and whatever else you need to get regular Alfresco extensions going, puts up quite hurdle at the start and becomes a hassle to maintain in the long run.</text:p>
      <text:p text:style-name="Text_20_body">Dynamic Extensions makes things much simpler. Since you need Java classes anyway, you might as well use annotations. “Don't repeat yourself.”</text:p>
      <text:p text:style-name="Text_20_body">This is all you need to get a Web Script up-and-running:</text:p>
      <text:p text:style-name="Code"><text:span text:style-name="Java_20_Annotation">@ManagedBean</text:span><text:line-break/><text:span text:style-name="Java_20_Annotation">@WebScript</text:span><text:line-break/>public class HelloWebScript {<text:line-break/><text:line-break/><text:tab/><text:span text:style-name="Java_20_Annotation">@Uri("/dynamic-extensions/examples/hello")</text:span><text:line-break/><text:tab/>public void handleHello(<text:span text:style-name="Java_20_Annotation">@RequestParam</text:span> final String name, final WebScriptResponse response) throws IOException {<text:line-break/><text:tab/><text:tab/>final String message = String.format("Hello, %s", name);<text:line-break/><text:tab/><text:tab/>response.getWriter().write(message);<text:line-break/><text:tab/>}<text:line-break/><text:tab/><text:line-break/>}</text:p>
      <text:p text:style-name="Text_20_body">Say bye-bye to <text:span text:style-name="Filename"><text:span text:style-name="T2">hello.get.desc.xml</text:span></text:span> and friends!</text:p>
      <text:p text:style-name="Note">If you're familiar with Spring MVC you might notice that the annotation approach for creating a Web Script is similar to that used by annotation-based Controllers.</text:p>
      <text:p text:style-name="Text_20_body">OK, we're starting off with the most hackneyed example in software development, but this is about as traditional as working with Dynamic Extensions is going to get, at least compared to developing regular Alfresco extensions.</text:p>
      <text:p text:style-name="Text_20_body">Behaviours, Actions, Web Scripts and any dependencies they have on Alfresco services can all be configured through annotations. Under the hood, these annotations are mapped to Alfresco API calls and Spring dependency injection.</text:p>
      <text:h text:style-name="Heading_20_2" text:outline-level="2"><text:soft-page-break/>Milestone 3</text:h>
      <text:p text:style-name="Text_20_body">This manual applies to milestone 3, which is currently in development. </text:p>
      <text:p text:style-name="Text_20_body">There is no milestone 3 release yet, but you can easily build the project yourself. See <text:bookmark-ref text:reference-format="number-all-superior" text:ref-name="__RefNumPara__104_23706961"> 11.3 </text:bookmark-ref><text:bookmark-ref text:reference-format="text" text:ref-name="__RefNumPara__104_23706961">Building from the source</text:bookmark-ref>.</text:p>
      <text:h text:style-name="Heading_20_2" text:outline-level="2">Prerequisites</text:h>
      <text:p text:style-name="Text_20_body">This manual assumes that you:</text:p>
      <text:list xml:id="list926551185213890037" text:style-name="L1">
        <text:list-item>
          <text:p text:style-name="P7">Have experience with Alfresco extension development in Java.</text:p>
        </text:list-item>
        <text:list-item>
          <text:p text:style-name="P7">Are familiar with Spring framework.</text:p>
        </text:list-item>
        <text:list-item>
          <text:p text:style-name="P7">Know how to develop Java projects using <text:a xlink:type="simple" xlink:href="http://maven.apache.org/">Maven</text:a>. Dynamic Extensions is itself a Maven project and this manual demonstrates extension development using Maven as well.<text:note text:id="ftn2" text:note-class="footnote"><text:note-citation>2</text:note-citation><text:note-body><text:p text:style-name="Footnote">You can adapt the examples to other build systems such as Ant/Ivy or Gradle fairly easily.</text:p></text:note-body></text:note> </text:p>
        </text:list-item>
      </text:list>
      <text:h text:style-name="Heading_20_1" text:outline-level="1">Installation</text:h>
      <text:h text:style-name="Heading_20_2" text:outline-level="2">Supported Alfresco versions</text:h>
      <text:p text:style-name="Text_20_body">Dynamic Extensions is developed and tested against:</text:p>
      <text:list xml:id="list3669361031306439489" text:style-name="L2">
        <text:list-item>
          <text:p text:style-name="P8">Alfresco 3.4 Community</text:p>
        </text:list-item>
        <text:list-item>
          <text:p text:style-name="P8">Alfresco 4.0 Community</text:p>
        </text:list-item>
      </text:list>
      <text:p text:style-name="Text_20_body">User feedback indicates that Dynamic Extensions also works on Alfresco 4.0 Enterprise.</text:p>
      <text:h text:style-name="Heading_20_2" text:outline-level="2">Download Dynamic Extensions AMP</text:h>
      <text:p text:style-name="Text_20_body">Dynamic Extensions is distributed as an Alfresco Module Package (AMP). Obtain the latest release from the <text:a xlink:type="simple" xlink:href="http://code.google.com/p/dynamic-extensions-for-alfresco/downloads/list">Project download page</text:a>.</text:p>
      <text:p text:style-name="Note">For those unfamiliar: an AMP is a ZIP file containing additional resources for extending or customizing the Alfresco web application. See the <text:a xlink:type="simple" xlink:href="http://wiki.alfresco.com/wiki/AMP_Files">Alfresco Wiki page</text:a> on AMP files for more information.</text:p>
      <text:h text:style-name="Heading_20_2" text:outline-level="2">Install Dynamic Extensions</text:h>
      <text:h text:style-name="Heading_20_3" text:outline-level="3">About the Module Management Tool</text:h>
      <text:p text:style-name="Text_20_body">The Module Management Tool (MMT) patches the alfresco.war web application with the customizations from an AMP.</text:p>
      <text:p text:style-name="Text_20_body">See the <text:a xlink:type="simple" xlink:href="http://wiki.alfresco.com/wiki/Module_Management_Tool">Alfresco Wiki page</text:a> on the Module Management Tool for more information.</text:p>
      <text:h text:style-name="Heading_20_3" text:outline-level="3">Install Dynamic Extensions AMP</text:h>
      <text:p text:style-name="Warning">You should always apply Dynamic Extensions to a clean <text:span text:style-name="Filename">alfresco.war</text:span>. Make a copy of the original <text:span text:style-name="Filename">alfresco.war</text:span> from the Alfresco distribution and use that version every time you apply the AMP. This ensures there are no leftover files from an earlier installation.</text:p>
      <text:p text:style-name="Text_20_body">Assuming a standard Alfresco installation layout, use the following command from the Alfresco base directory:</text:p>
      <text:p text:style-name="Code">java -jar bin/alfresco-mmt.jar install /path/to/nl.runnable.alfresco.dynamicextensions-&lt;version&gt;.amp tomcat/webapps/alfresco.war -force -verbose</text:p>
      <text:p text:style-name="Note">The <text:span text:style-name="Filename">-force</text:span> option is required to force an upgrade of a module in case the same or an earlier version of the module has already been installed. (There is a technical reason for Dynamic Extensions to stay at the Alfresco module version 1.0.0 and it has to do with the inability to downgrade an Alfresco Module to an earlier version.)</text:p>
      <text:p text:style-name="Text_20_body">Start Alfresco and verify that it works correctly. You'll see various log messages related to Dynamic Extensions.</text:p>
      <text:h text:style-name="Heading_20_1" text:outline-level="1">Deploying Extension Bundles</text:h>
      <text:h text:style-name="Heading_20_2" text:outline-level="2">About OSGi bundles</text:h>
      <text:p text:style-name="Text_20_body">Alfresco extensions built for Dynamic Extensions are packaged as OSGi bundles. Bundles are regular JAR files with additional OSGI-specific metadata in the manifest.</text:p>
      <text:p text:style-name="Note">This manual uses the term “Dynamic Extensions” to refer to the project itself and the term “bundle” to refer to Alfresco extensions packaged as OSGi bundles.</text:p>
      <text:h text:style-name="Heading_20_2" text:outline-level="2">Bundle deployment directory</text:h>
      <text:p text:style-name="Text_20_body">You can install extension bundles by placing them in the bundle deployment directory. Removing a bundle from the directory will uninstall it.<text:note text:id="ftn3" text:note-class="footnote"><text:note-citation>3</text:note-citation><text:note-body><text:p text:style-name="Footnote">With versions prior to milestone 3 it was possible to manage bundles from the repository itself. This feature is <text:s/>deprecated as of milestone 3, but it can still be enabled through configuration. Most likely this ability will be removed entirely in the future, so using it is not recommended.</text:p></text:note-body></text:note></text:p>
      <text:p text:style-name="Text_20_body">By default, the bundle deployment directory is the subdirectory <text:span text:style-name="Filename">dynamic-extensions</text:span> of the current working directory. The working directory is typically (but not always) the Alfresco installation directory.</text:p>
      <text:p text:style-name="Text_20_body">To avoid any confusion, the log shows the absolute path of the bundle deployment directory:</text:p>
      <text:p text:style-name="Code">INFO [alfresco.osgi.FileInstallConfigurer] Dynamic Extension bundles can be placed in the following directories: &lt;absolute directory&gt;</text:p>
      <text:p text:style-name="Text_20_body">You can also configure the deployment directory explicitly, rather than rely on the default. This is explained in the chapter on configuration.</text:p>
      <text:h text:style-name="Heading_20_2" text:outline-level="2">Deploy the example bundle</text:h>
      <text:p text:style-name="Text_20_body">Obtain the <text:span text:style-name="Filename">example-dynamic-extension</text:span> bundle from the <text:a xlink:type="simple" xlink:href="http://code.google.com/p/dynamic-extensions-for-alfresco/downloads/list">Dynamic Extensions project download page</text:a> and place it in the deployment directory.</text:p>
      <text:p text:style-name="Text_20_body">If you're tailing the Alfresco log, you should see several log messages regarding the installation of the bundle.</text:p>
      <text:p text:style-name="Text_20_body">To verify that the extension is working, open the example Web Scripts in the web browser. (Adjust the base URL where necessary.)</text:p>
      <table:table table:name="Table1" table:style-name="Table1">
        <table:table-column table:style-name="Table1.A"/>
        <table:table-column table:style-name="Table1.B"/>
        <table:table-column table:style-name="Table1.C"/>
        <table:table-row>
          <table:table-cell table:style-name="Table1.A1" office:value-type="string">
            <text:p text:style-name="P1">Hello</text:p>
          </table:table-cell>
          <table:table-cell table:style-name="Table1.A1" office:value-type="string">
            <text:p text:style-name="P1"><text:a xlink:type="simple" xlink:href="http://localhost:8080/alfresco/service/dynamic-extensions/examples/hello?name=Alfresco"><text:span text:style-name="T1">http://localhost:8080/alfresco/service/dynamic-extensions/examples/hello?name=Alfresco</text:span></text:a></text:p>
          </table:table-cell>
          <table:table-cell table:style-name="Table1.C1" office:value-type="string">
            <text:p text:style-name="P1"><text:a xlink:type="simple" xlink:href="http://code.google.com/p/dynamic-extensions-for-alfresco/source/browse/example-dynamic-extension/src/main/java/nl/runnable/alfresco/examples/HelloWebScript.java">Source</text:a></text:p>
          </table:table-cell>
        </table:table-row>
        <table:table-row>
          <table:table-cell table:style-name="Table1.A2" office:value-type="string">
            <text:p text:style-name="P1">Categories</text:p>
          </table:table-cell>
          <table:table-cell table:style-name="Table1.A2" office:value-type="string">
            <text:p text:style-name="P1"><text:a xlink:type="simple" xlink:href="http://localhost:8080/alfresco/service/dynamic-extensions/examples/categories"><text:span text:style-name="T1">http://localhost:8080/alfresco/service/dynamic-extensions/examples/categories</text:span></text:a></text:p>
          </table:table-cell>
          <table:table-cell table:style-name="Table1.C2" office:value-type="string">
            <text:p text:style-name="P1"><text:a xlink:type="simple" xlink:href="http://code.google.com/p/dynamic-extensions-for-alfresco/source/browse/example-dynamic-extension/src/main/java/nl/runnable/alfresco/examples/CategoriesWebScript.java">Source</text:a></text:p>
          </table:table-cell>
        </table:table-row>
      </table:table>
      <text:h text:style-name="Heading_20_3" text:outline-level="3">Undeploy the bundle</text:h>
      <text:p text:style-name="Text_20_body">Remove the bundle from the deployment directory and verify that the Web Scripts are no longer available.</text:p>
      <text:p text:style-name="Text_20_body">Fair enough, these examples are not particularly earth-shattering. “Is that it?” you might ask.<text:note text:id="ftn4" text:note-class="footnote"><text:note-citation>4</text:note-citation><text:note-body><text:p text:style-name="Footnote">You might be more impressed if you knew what was going on under the hood. But there's a fundamental point being made here: Dynamic Extensions keeps the complexities of OSGi bundle management and Spring dependency injection out of sight - and more importantly: out of mind - of the developer. </text:p></text:note-body></text:note> Read on, we're getting to the good part now.</text:p>
      <text:h text:style-name="Heading_20_1" text:outline-level="1">Setting up a Maven project</text:h>
      <text:p text:style-name="Text_20_body">TODO: Describe how to set up a Maven project to build an extension.</text:p>
      <text:p text:style-name="Text_20_body">For now, use the example projects for guidance on how to set up a project.</text:p>
      <text:list xml:id="list4884950404917683208" text:style-name="L3">
        <text:list-item>
          <text:p text:style-name="P9"><text:a xlink:type="simple" xlink:href="http://code.google.com/p/dynamic-extensions-for-alfresco/source/browse/#git/example-dynamic-extension">example-dynamic-extension</text:a></text:p>
        </text:list-item>
        <text:list-item>
          <text:p text:style-name="P9"><text:a xlink:type="simple" xlink:href="http://code.google.com/p/dynamic-extensions-for-alfresco/source/browse/#git/json-rest-api">json-rest-api</text:a></text:p>
        </text:list-item>
      </text:list>
      <text:p text:style-name="Text_20_body"/>
      <text:p text:style-name="Text_20_body"/>
      <text:h text:style-name="Heading_20_1" text:outline-level="1">Configuring Bundles through Annotations</text:h>
      <text:h text:style-name="Heading_20_2" text:outline-level="2">Bundle application context</text:h>
      <text:p text:style-name="Text_20_body">Dynamic Extensions creates a Spring application context for each deployed bundle.<text:note text:id="ftn5" text:note-class="footnote"><text:note-citation>5</text:note-citation><text:note-body><text:p text:style-name="Footnote">Most of the magic is provided by the <text:a xlink:type="simple" xlink:href="http://www.eclipse.org/gemini/blueprint/">Gemini Blueprint</text:a> framework. (formerly known as Spring Dynamic Modules)</text:p></text:note-body></text:note> This happens automatically, without the need for any Spring XML configuration.<text:note text:id="ftn6" text:note-class="footnote"><text:note-citation>6</text:note-citation><text:note-body><text:p text:style-name="Footnote">If you want to configure your application context through XML, place Spring XML configuration in this classpath folder in your bundle: /META-INF/spring. The Blueprint framework constructs an application context by combining all the XML files in this folder. Be aware that the syntax for wiring in Alfresco services is a bit more verbose, since you're referencing an OSGi service. The takeaway from all this is to discourage you from using XML configuration.</text:p></text:note-body></text:note></text:p>
      <text:p text:style-name="Note">Under the hood Dynamic Extensions automatically populates the application context by instantiating classes from packages listed in the bundle's <text:span text:style-name="Filename">Export-Package</text:span> header.<text:span text:style-name="Filename"><text:note text:id="ftn7" text:note-class="footnote"><text:note-citation>7</text:note-citation><text:note-body><text:p text:style-name="Footnote">Export-Package is OSGi metadata. The Felix Bundle plugin generates OSGI metadata automatically, including the correct Export-Package header.</text:p></text:note-body></text:note></text:span></text:p>
      <text:p text:style-name="Text_20_body">For all intents and purposes this bundle application context acts as a regular Spring application context; in terms of Alfresco development there is nothing OSGi-specific about it.</text:p>
      <text:h text:style-name="Heading_20_2" text:outline-level="2">Instantiating beans using @ManagedBean</text:h>
      <text:p text:style-name="Text_20_body">Annotate classes with <text:span text:style-name="Java_20_class">javax.annotation.ManagedBean</text:span> (JSR-250) to have them instantiated automatically:</text:p>
      <text:p text:style-name="Code">@ManagedBean<text:line-break/>class MyBean {<text:line-break/>}</text:p>
      <text:p text:style-name="Text_20_body">Alternatively, you can also use Spring-specific annotations, such as <text:span text:style-name="Java_20_class">@Component.</text:span> Sticking to standard JSR-approved annotations is recommended, though.</text:p>
      <text:h text:style-name="Heading_20_2" text:outline-level="2">Injecting dependencies using @Inject</text:h>
      <text:p text:style-name="Text_20_body">Annotate fields or JavaBeans getters/setters with <text:span text:style-name="Java_20_class">javax.inject.Inject</text:span> (JSR-330) to inject a dependency on an Alfresco service or other bean in your bundle application context:</text:p>
      <text:p text:style-name="Code">@ManagedBean<text:line-break/>class MyBean {<text:line-break/><text:span text:style-name="Java_20_Annotation">@Inject</text:span><text:line-break/>private CategoryService categoryService;<text:line-break/>}</text:p>
      <text:p text:style-name="Text_20_body">It's important to understand that Alfresco service dependencies are wired in <text:span text:style-name="T3">by interface type</text:span>. Dynamic Extensions enforces the notion of programming to an interface, which is good practice anyway. </text:p>
      <text:p text:style-name="Text_20_body">The reason for this is that Dynamic Extensions registers Alfresco services with the OSGi Service Registry in order to make the services available to bundles in the OSGi container. By default OSGi services should be registered by interface type.<text:note text:id="ftn8" text:note-class="footnote"><text:note-citation>8</text:note-citation><text:note-body><text:p text:style-name="Footnote">Admittedly this is a simplified explanation. Without going into too much detail: OSGi has much broader and more complex use cases than extending an existing Java-based platform with plug-ins the way Dynamic Extensions does. Within OSGi services can appear and disappear dynamically and by referencing services through interfaces OSGi can manage dependencies between bundles more easily. </text:p></text:note-body></text:note></text:p>
      <text:p text:style-name="Text_20_body">You can also <text:span text:style-name="Java_20_class">@Inject</text:span> dependencies to other beans in your bundle application context. In this case it is not strictly necessary to reference them through an interface.</text:p>
      <text:h text:style-name="Heading_20_3" text:outline-level="3"><text:soft-page-break/>Injecting low-level services using @AlfrescoService</text:h>
      <text:p text:style-name="Text_20_body">Many Alfresco services, such as <text:span text:style-name="Java_20_class">NodeService</text:span> and <text:span text:style-name="Java_20_class">CategoryService</text:span>, offer both a high-level and low-level version. The high-level versions of the services come equipped with transaction, security and auditing advice. As you might expect, Dynamic Extensions injects the high-level versions of a service by default.</text:p>
      <text:p text:style-name="Text_20_body">If you're handling transaction and security programmatically, however, you may want to use the low-level versions of the services instead.</text:p>
      <text:p text:style-name="Text_20_body">Add <text:span text:style-name="Java_20_class">@AlfrescoService</text:span> to specify the type of service being injected:</text:p>
      <text:p text:style-name="Code">@ManagedBean<text:line-break/>class MyBean {<text:line-break/><text:span text:style-name="Java_20_Annotation">@Inject</text:span><text:line-break/><text:span text:style-name="Java_20_Annotation">@AlfrescoService(ServiceType.LOW_LEVEL)</text:span><text:line-break/>private NodeService nodeService;<text:line-break/>}</text:p>
      <text:p text:style-name="Text_20_body"><text:span text:style-name="Java_20_class">@AlfrescoService</text:span> must be used in combination with <text:span text:style-name="Java_20_class">@Inject</text:span>. Used by itself it does nothing.</text:p>
      <text:p text:style-name="Note">Dynamic Extensions considers it an error if you attempt to inject a low-level version of a service when no such low-level version actually exists.<text:note text:id="ftn9" text:note-class="footnote"><text:note-citation>9</text:note-citation><text:note-body><text:p text:style-name="Footnote">More accurately: if a low-level version of a service is not known to Dynamic Extensions. There's a <text:a xlink:type="simple" xlink:href="http://code.google.com/p/dynamic-extensions-for-alfresco/source/browse/alfresco-module/src/main/config/configuration/services/alfresco-services.txt">configuration</text:a> that maps the service interfaces to beans from Alfresco's application context.</text:p></text:note-body></text:note> Only use <text:span text:style-name="Java_20_class">@AlfrescoService</text:span> when you really have to<text:span text:style-name="Java_20_class">.</text:span></text:p>
      <text:h text:style-name="Heading_20_3" text:outline-level="3"><text:bookmark-start text:name="__RefNumPara__571_367445910"/>Using @Autowired for optional dependencies<text:bookmark-end text:name="__RefNumPara__571_367445910"/></text:h>
      <text:p text:style-name="Text_20_body">The Spring-specific <text:span text:style-name="Java_20_class">@Autowired</text:span> is similar <text:span text:style-name="Java_20_class">@Inject</text:span>, but allows you to specify whether a dependency is required or optional. When a dependency is declared as optional, you get a null reference if the service is not available.</text:p>
      <text:p text:style-name="Text_20_body">An appropriate use case for <text:span text:style-name="Java_20_class">@Autowired</text:span> is to declare dependencies on services that are specific to optional Alfresco modules such as WCM or Records Management.</text:p>
      <text:p text:style-name="Code">@ManagedBean<text:line-break/>class MyBean {<text:line-break/>// Referencing a DeploymentService from WCM<text:line-break/><text:span text:style-name="Java_20_Annotation">@Autowired(required = false)</text:span><text:line-break/>private DeploymentService deploymentService;<text:line-break/>}</text:p>
      <text:h text:style-name="Heading_20_2" text:outline-level="2">Supporting different versions of the Alfresco API</text:h>
      <text:h text:style-name="Heading_20_3" text:outline-level="3">Using @AlfrescoPlatform to control bean creation</text:h>
      <text:p text:style-name="Text_20_body">If your extension must support different Alfresco API versions, you can specify on which version of the platform your bean is instantiated using <text:span text:style-name="Java_20_class">@AlfrescoPlatform</text:span>.</text:p>
      <text:p text:style-name="Text_20_body">This example shows a bean that should be created on Alfresco 4.0 or later.</text:p>
      <text:p text:style-name="Code">@ManagedBean<text:line-break/><text:span text:style-name="T4">@AlfrescoPlatform(minVersion = "4.0")</text:span><text:line-break/>class Alfresco4SpecificBean {</text:p>
      <text:p text:style-name="Code">// BulkFilesystemImporter is new in Alfresco 4 API.<text:line-break/>@Inject<text:line-break/>private BulkFilesystemImporter bulkFilesystemImporter;<text:line-break/><text:line-break/>}</text:p>
      <text:p text:style-name="Text_20_body"><text:soft-page-break/>Note that <text:span text:style-name="Java_20_class">BulkFileSystemImporter</text:span>, is, indeed, an interface that was introduced in the Alfresco 4.0 API. <text:s/>By using <text:span text:style-name="Java_20_class">@AlfrescoPlatform</text:span> you prevent the <text:span text:style-name="Java_20_class">Alfresco4SpecificBean</text:span> from being instantiated when running the extension on earlier platform versions, in turn avoiding a <text:s/><text:span text:style-name="Java_20_class">ClassNotFoundException</text:span> for the missing <text:span text:style-name="Java_20_class">BulkFileSystemImporter</text:span> class file.</text:p>
      <text:h text:style-name="Heading_20_3" text:outline-level="3">Using @Autowired in combination with @AlfrescoPlatform</text:h>
      <text:p text:style-name="Text_20_body">Dependencies on <text:span text:style-name="Java_20_class">@AlfrescoPlatform</text:span>-annotated beans should be marked as optional using <text:span text:style-name="Java_20_class">@Autowired</text:span>. (See <text:bookmark-ref text:reference-format="number-all-superior" text:ref-name="__RefNumPara__571_367445910"> 5.3.2 </text:bookmark-ref>.) You can then make your code conditional, based on the whether the dependency is available or not, as illustrated below:</text:p>
      <text:p text:style-name="Code">@ManagedBean<text:line-break/>class MyBean {<text:line-break/><text:line-break/><text:span text:style-name="Java_20_Annotation"><text:span text:style-name="T5">@Autowired(required = false)</text:span></text:span><text:line-break/>private Alfresco4SpecificBean bean;<text:line-break/><text:line-break/>void doSomething() {<text:line-break/><text:tab/>if (bean != null) {<text:line-break/><text:tab/><text:tab/>doAlfresco4SpecificStuff();<text:line-break/><text:tab/>}<text:line-break/><text:tab/>// Do other stuff...<text:line-break/>}<text:line-break/><text:line-break/>}</text:p>
      <text:h text:style-name="Heading_20_2" text:outline-level="2">Maven dependencies on annotations</text:h>
      <text:p text:style-name="Text_20_body">The annotations discussed in this chapter are all provided by Dynamic Extensions, so you should not ship them in your bundle.<text:note text:id="ftn10" text:note-class="footnote"><text:note-citation>10</text:note-citation><text:note-body><text:p text:style-name="Footnote">In fact, you must not ship the annotation libraries in your bundle, as they will then be loaded by the bundle classloader and not be recognized by classes that instantiate the Spring application context. (Classes loaded by different classloaders are not considered equal.)</text:p></text:note-body></text:note></text:p>
      <text:p text:style-name="Text_20_body">Declare Maven dependencies on the annotation libraries as such:</text:p>
      <text:p text:style-name="Code">&lt;dependencies&gt;<text:line-break/><text:tab/>&lt;dependency&gt;<text:line-break/><text:tab/><text:tab/>&lt;groupId&gt;javax.inject&lt;/groupId&gt;<text:line-break/><text:tab/><text:tab/>&lt;artifactId&gt;javax.inject&lt;/artifactId&gt;<text:line-break/><text:tab/><text:tab/>&lt;version&gt;1&lt;/version&gt;<text:line-break/><text:tab/><text:tab/>&lt;scope&gt;provided&lt;/scope&gt;<text:line-break/><text:tab/>&lt;/dependency&gt;<text:line-break/><text:tab/>&lt;dependency&gt;<text:line-break/><text:tab/><text:tab/>&lt;groupId&gt;org.glassfish&lt;/groupId&gt;<text:line-break/><text:tab/><text:tab/>&lt;artifactId&gt;javax.annotation&lt;/artifactId&gt;<text:line-break/><text:tab/><text:tab/>&lt;version&gt;3.1.1&lt;/version&gt;<text:line-break/><text:tab/><text:tab/>&lt;scope&gt;provided&lt;/scope&gt;<text:line-break/><text:tab/>&lt;/dependency&gt;<text:line-break/><text:tab/>&lt;dependency&gt;<text:line-break/><text:tab/><text:tab/>&lt;groupId&gt;nl.runnable.alfresco.dynamicextensions&lt;/groupId&gt;<text:line-break/><text:tab/><text:tab/>&lt;artifactId&gt;annotations&lt;/artifactId&gt;<text:line-break/><text:tab/><text:tab/>&lt;version&gt;1.0.0.M3-SNAPSHOT&lt;/version&gt;<text:line-break/><text:tab/><text:tab/>&lt;scope&gt;provided&lt;/scope&gt;<text:line-break/><text:tab/>&lt;/dependency&gt;<text:line-break/>&lt;/dependencies&gt;</text:p>
      <text:p text:style-name="Note">The <text:span text:style-name="Java_20_class">javax.annotation</text:span> library that ships with JDK 6 does not contain <text:span text:style-name="Java_20_class">@ManagedBean</text:span>. This annotation was added in JEE 6.<text:note text:id="ftn11" text:note-class="footnote"><text:note-citation>11</text:note-citation><text:note-body><text:p text:style-name="Footnote">While this example uses a Glassfish artifact, you can also reference the official JEE 6 library, but this seems overkill for just a few annotations. The key point here is that the dependency is declared as “provided”.</text:p></text:note-body></text:note> </text:p>
      <text:h text:style-name="Heading_20_1" text:outline-level="1">Custom Content Models</text:h>
      <text:h text:style-name="Heading_20_2" text:outline-level="2">Automatic registration</text:h>
      <text:p text:style-name="Text_20_body">Dynamic Extensions can register, and unregister, custom XML content models automatically.</text:p>
      <text:p text:style-name="Note">Content modeling is explained in the <text:s/><text:a xlink:type="simple" xlink:href="http://wiki.alfresco.com/wiki/Data_Dictionary_Guide">Data Dictionary Guide</text:a> in the Alfresco Wiki.</text:p>
      <text:p text:style-name="Note">Another resource for content modeling is the Jeff Potts' tutorial <text:s/><text:a xlink:type="simple" xlink:href="http://ecmarchitect.com/archives/2012/01/09/1509">"Working With Custom Content Types"</text:a>, although the majority of that guide applies to developing regular Alfresco extensions.</text:p>
      <text:h text:style-name="Heading_20_2" text:outline-level="2">Classpath folder</text:h>
      <text:p text:style-name="Text_20_body">Put your XML content models in this classpath folder:</text:p>
      <text:p text:style-name="Code">/META-INF/alfresco/models/</text:p>
      <text:p text:style-name="Text_20_body">On bundle startup every <text:span text:style-name="Filename">.xml</text:span> file in this folder is compiled to a content model and registered with the Alfresco Dictionary.</text:p>
      <text:p text:style-name="Text_20_body">Example registration log message:</text:p>
      <text:p text:style-name="Code">Registering model example:simpleModel</text:p>
      <text:p text:style-name="Text_20_body">Example unregistration log message:</text:p>
      <text:p text:style-name="Code">Unregistering model: {<text:a xlink:type="simple" xlink:href="http://www.runnable.nl/alfresco/example/1.0">http://www.runnable.nl/alfresco/example/1.0</text:a>}simpleModel</text:p>
      <text:p text:style-name="Text_20_body">In case there is an error with registering the content model, you'll see an appropriate log warning. A failing model does not halt the bundle's deployment, however.</text:p>
      <text:h text:style-name="Heading_20_1" text:outline-level="1">Annotation-based Behaviours</text:h>
      <text:p text:style-name="Note">Behaviours are pieces of logic that execute when particular events in the repository occur. For example, creating a document may trigger the creation of a thumbnail image. Behaviours can be considered analogous to triggers in SQL databases. See the Alfresco wiki page on the <text:a xlink:type="simple" xlink:href="../Behaviours%20are%20pieces%20of%20logic%20that%20execute%20when%20particular%20events%20in%20the%20repository%20occur.%20For%20example,%20creatng%20a%20document%20may%20trigger%20the%20creation%20of%20a%20thumbnail%20image.%20Behaviours%20can%20be%20considered%20analogous%20to%20triggers%20in%20SQL%20databases.">Policy Component</text:a> for more information.</text:p>
      <text:h text:style-name="Heading_20_2" text:outline-level="2">Simple example</text:h>
      <text:p text:style-name="Code"><text:span text:style-name="Java_20_Annotation">@ManagedBean</text:span><text:line-break/><text:span text:style-name="Java_20_Annotation">@Behaviour("cm:content")</text:span><text:line-break/>public class ExampleBehaviour implements OnUpdatePropertiesPolicy {<text:line-break/><text:line-break/><text:tab/>public void onUpdateProperties(final NodeRef nodeRef, final Map&lt;QName, Serializable&gt; before,final Map&lt;QName, Serializable&gt; after) {<text:line-break/><text:tab/><text:tab/>// Do stuff with properties...<text:line-break/><text:tab/>}<text:line-break/>}</text:p>
      <text:p text:style-name="Text_20_body">TODO: Explain annotation-based Behaviours.</text:p>
      <text:h text:style-name="Heading_20_1" text:outline-level="1">Annotation-based Web Scripts</text:h>
      <text:p text:style-name="Text_20_body">TODO: Explain annotation-based Web Scripts.</text:p>
      <text:h text:style-name="Heading_20_1" text:outline-level="1">Annotation-based Actions</text:h>
      <text:p text:style-name="Text_20_body">TODO: Explain annotation-based Actions.</text:p>
      <text:h text:style-name="Heading_20_1" text:outline-level="1">Under the hood</text:h>
      <text:p text:style-name="Text_20_body">TODO: Add in-depth technical description.</text:p>
      <text:h text:style-name="Heading_20_1" text:outline-level="1">Project</text:h>
      <text:h text:style-name="Heading_20_2" text:outline-level="2">Google Code project</text:h>
      <text:p text:style-name="Text_20_body">Dynamic Extensions is hosted at Google Code.</text:p>
      <text:p text:style-name="Text_20_body"><text:a xlink:type="simple" xlink:href="http://dynamic-extensions-for-alfresco.googlecode.com/"><text:span text:style-name="Filename"><text:span text:style-name="T2">http://dynamic-extensions-for-alfresco.googlecode.com</text:span></text:span></text:a></text:p>
      <text:h text:style-name="Heading_20_2" text:outline-level="2">Maven 3</text:h>
      <text:p text:style-name="Text_20_body">Dynamic Extensions is a Maven 3 project. You must be familiar with <text:a xlink:type="simple" xlink:href="http://maven.apache.org/">Maven </text:a>development.</text:p>
      <text:h text:style-name="Heading_20_2" text:outline-level="2"><text:bookmark-start text:name="__RefNumPara__104_23706961"/>Building from the source<text:bookmark-end text:name="__RefNumPara__104_23706961"/></text:h>
      <text:p text:style-name="Code">git clone <text:a xlink:type="simple" xlink:href="https://code.google.com/p/dynamic-extensions-for-alfresco/">https://code.google.com/p/dynamic-extensions-for-alfresco/</text:a><text:line-break/>cd dynamic-extensions-for-alfresco<text:line-break/>mvn inst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top="0mm" fo:margin-bottom="2.12mm" fo:orphans="2" fo:widows="2" style:page-number="auto"/>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class="text">
      <style:paragraph-properties fo:background-color="#c0c0c0">
        <style:background-image/>
      </style:paragraph-properties>
      <style:text-properties style:font-name="Courier New" fo:font-size="10pt"/>
    </style:style>
    <style:style style:name="Note" style:family="paragraph" style:parent-style-name="Text_20_body" style:next-style-name="Text_20_body" style:master-page-name="">
      <style:paragraph-properties fo:margin="100%" fo:margin-left="4.99mm" fo:margin-right="4.99mm" fo:margin-top="0mm" fo:margin-bottom="2.12mm" fo:text-indent="0mm" style:auto-text-indent="false" style:page-number="auto" fo:background-color="#ffffcc" fo:padding="1.01mm" fo:border="0.18mm solid #000000" style:shadow="none">
        <style:background-image/>
      </style:paragraph-properties>
      <style:text-properties fo:font-style="normal"/>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02mm" style:type="right" style:leader-style="dotted" style:leader-text="."/>
        </style:tab-stops>
      </style:paragraph-properties>
    </style:style>
    <style:style style:name="Warning" style:family="paragraph" style:parent-style-name="Note" style:next-style-name="Text_20_body">
      <style:paragraph-properties fo:background-color="#dc2300">
        <style:background-image/>
      </style:paragraph-properties>
      <style:text-properties fo:color="#ffffff"/>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4.99mm" fo:margin-right="0mm" fo:margin-top="0mm" fo:margin-bottom="0mm" fo:text-indent="-4.99mm"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Java_20_Annotation" style:display-name="Java Annotation" style:family="text">
      <style:text-properties style:use-window-font-color="true"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ilename" style:family="text">
      <style:text-properties style:font-name="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Java_20_class" style:display-name="Java class" style:family="text" style:parent-style-name="Filename">
      <style:text-properties fo:font-size="10pt"/>
    </style:style>
    <style:style style:name="Line_20_numbering" style:display-name="Line numbering"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s Fridael</meta:initial-creator>
    <meta:creation-date>2012-05-29T09:45:04</meta:creation-date>
    <meta:generator>OpenOffice.org/3.4$Unix OpenOffice.org_project/340m1$Build-9590</meta:generator>
    <dc:date>2012-06-05T18:07:17</dc:date>
    <dc:creator>Laurens Fridael</dc:creator>
    <meta:editing-duration>PT11H28M</meta:editing-duration>
    <meta:editing-cycles>765</meta:editing-cycles>
    <dc:title>Dynamic Extensions for Alfresco</dc:title>
    <meta:document-statistic meta:table-count="1" meta:image-count="0" meta:object-count="0" meta:page-count="16" meta:paragraph-count="200" meta:word-count="2618" meta:character-count="18457"/>
  </office:meta>
</office:document-meta>
</file>